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Quotations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officeooo:paragraph-rsid="0003b3ce" style:font-size-asian="12pt" style:font-size-complex="12pt"/>
    </style:style>
    <style:style style:name="P2" style:family="paragraph" style:parent-style-name="Quotations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paragraph-rsid="0003b3ce" style:font-size-asian="12pt" style:font-size-complex="12pt"/>
    </style:style>
    <style:style style:name="P3" style:family="paragraph" style:parent-style-name="Heading_20_1" style:list-style-name="WWNum2">
      <style:paragraph-properties fo:margin-left="0in" fo:margin-right="0in" fo:text-align="center" style:justify-single-word="false" fo:text-indent="0.4925in" style:auto-text-indent="false" fo:break-before="page"/>
      <style:text-properties style:font-name="Times New Roman" fo:font-size="14pt" officeooo:paragraph-rsid="0002df18" style:font-size-asian="14pt" style:font-size-complex="14pt"/>
    </style:style>
    <style:style style:name="P4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paragraph-rsid="0003b3ce" style:font-size-asian="12pt" style:font-size-complex="12pt"/>
    </style:style>
    <style:style style:name="P5" style:family="paragraph" style:parent-style-name="Quotations" style:list-style-name="WWNum2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officeooo:paragraph-rsid="0002df18" style:font-size-asian="12pt" style:font-size-complex="12pt"/>
    </style:style>
    <style:style style:name="P6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029baa" officeooo:paragraph-rsid="0003b3ce" style:font-size-asian="12pt" style:font-size-complex="12pt"/>
    </style:style>
    <style:style style:name="P7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018d1b" officeooo:paragraph-rsid="0003b3ce" style:font-size-asian="12pt" style:font-size-complex="12pt"/>
    </style:style>
    <style:style style:name="P8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02cbc5" officeooo:paragraph-rsid="0003b3ce" style:font-size-asian="12pt" style:font-size-complex="12pt"/>
    </style:style>
    <style:style style:name="P9" style:family="paragraph" style:parent-style-name="Quotations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02cbc5" officeooo:paragraph-rsid="0003b3ce" style:font-size-asian="12pt" style:font-size-complex="12pt"/>
    </style:style>
    <style:style style:name="P10" style:family="paragraph" style:parent-style-name="Quotations" style:list-style-name="L1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Times New Roman" fo:font-size="12pt" officeooo:paragraph-rsid="0002df18" style:font-size-asian="12pt" style:font-size-complex="12pt"/>
    </style:style>
    <style:style style:name="P11" style:family="paragraph" style:parent-style-name="Quotations" style:list-style-name="WWNum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officeooo:rsid="001a1ce3" officeooo:paragraph-rsid="0002df18" style:font-size-asian="12pt" style:font-size-complex="12pt"/>
    </style:style>
    <style:style style:name="P12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1a1ce3" officeooo:paragraph-rsid="0002df18" style:font-size-asian="12pt" style:font-size-complex="12pt"/>
    </style:style>
    <style:style style:name="P13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1a1ce3" officeooo:paragraph-rsid="0003b3ce" style:font-size-asian="12pt" style:font-size-complex="12pt"/>
    </style:style>
    <style:style style:name="P14" style:family="paragraph" style:parent-style-name="Quotations" style:list-style-name="WWNum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fo:font-weight="bold" officeooo:paragraph-rsid="0003b3ce" style:font-size-asian="12pt" style:font-weight-asian="bold" style:font-size-complex="12pt" style:font-weight-complex="bold"/>
    </style:style>
    <style:style style:name="P15" style:family="paragraph" style:parent-style-name="Quotations" style:list-style-name="WWNum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fo:font-weight="bold" officeooo:rsid="001a1ce3" officeooo:paragraph-rsid="0003b3ce" style:font-size-asian="12pt" style:font-weight-asian="bold" style:font-size-complex="12pt" style:font-weight-complex="bold"/>
    </style:style>
    <style:style style:name="P16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fo:font-weight="bold" officeooo:rsid="001a1ce3" officeooo:paragraph-rsid="0003b3ce" style:font-size-asian="12pt" style:font-weight-asian="bold" style:font-size-complex="12pt" style:font-weight-complex="bold"/>
    </style:style>
    <style:style style:name="P17" style:family="paragraph" style:parent-style-name="Quotations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Times New Roman" fo:font-size="12pt" fo:language="en" fo:country="US" fo:font-style="normal" fo:font-weight="normal" officeooo:rsid="0002cbc5" officeooo:paragraph-rsid="0003b3c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fo:font-weight="normal" officeooo:rsid="001a1ce3" officeooo:paragraph-rsid="0002df18" style:font-size-asian="12pt" style:font-weight-asian="normal" style:font-size-complex="12pt" style:font-weight-complex="normal"/>
    </style:style>
    <style:style style:name="P19" style:family="paragraph" style:parent-style-name="Quotations" style:list-style-name="L2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fo:font-weight="normal" officeooo:rsid="0002cbc5" officeooo:paragraph-rsid="0002df18" style:font-size-asian="12pt" style:font-weight-asian="normal" style:font-size-complex="12pt" style:font-weight-complex="normal"/>
    </style:style>
    <style:style style:name="P20" style:family="paragraph" style:parent-style-name="Quotations" style:list-style-name="L2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fo:font-weight="normal" officeooo:rsid="0007ca33" officeooo:paragraph-rsid="0007ca33" style:font-size-asian="12pt" style:font-weight-asian="normal" style:font-size-complex="12pt" style:font-weight-complex="normal"/>
    </style:style>
    <style:style style:name="P21" style:family="paragraph" style:parent-style-name="Quotations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3b3ce"/>
    </style:style>
    <style:style style:name="T1" style:family="text">
      <style:text-properties officeooo:rsid="00018d1b"/>
    </style:style>
    <style:style style:name="T2" style:family="text">
      <style:text-properties fo:language="en" fo:country="US" fo:font-style="normal" officeooo:rsid="0002cbc5" style:font-style-asian="normal" style:font-style-complex="normal"/>
    </style:style>
    <style:style style:name="T3" style:family="text">
      <style:text-properties officeooo:rsid="00029baa"/>
    </style:style>
    <style:style style:name="T4" style:family="text">
      <style:text-properties officeooo:rsid="0002cbc5"/>
    </style:style>
    <style:style style:name="T5" style:family="text">
      <style:text-properties officeooo:rsid="0017ea37"/>
    </style:style>
    <style:style style:name="T6" style:family="text">
      <style:text-properties officeooo:rsid="0019600e"/>
    </style:style>
    <style:style style:name="T7" style:family="text">
      <style:text-properties officeooo:rsid="00195887"/>
    </style:style>
    <style:style style:name="T8" style:family="text">
      <style:text-properties officeooo:rsid="001a1ce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600e" style:font-weight-asian="bold" style:font-weight-complex="bold"/>
    </style:style>
    <style:style style:name="T11" style:family="text">
      <style:text-properties style:font-name="Times New Roman" fo:font-size="12pt" officeooo:rsid="0002cbc5" style:font-size-asian="12pt" style:font-size-complex="12pt"/>
    </style:style>
    <style:style style:name="T12" style:family="text">
      <style:text-properties style:font-name="Times New Roman" fo:font-size="12pt" fo:language="en" fo:country="US" fo:font-style="normal" fo:font-weight="normal" officeooo:rsid="0002cbc5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language="en" fo:country="US" fo:font-style="normal" fo:font-weight="normal" officeooo:rsid="0019600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language="en" fo:country="US" fo:font-style="normal" officeooo:rsid="0002cbc5" style:font-size-asian="12pt" style:font-style-asian="normal" style:font-size-complex="12pt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2cbc5" style:font-weight-asian="normal" style:font-weight-complex="normal"/>
    </style:style>
    <style:style style:name="T17" style:family="text">
      <style:text-properties officeooo:rsid="0006581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8356553" text:style-name="WWNum2">
        <text:list-item>
          <text:h text:style-name="P3" text:outline-level="1"><text:bookmark-start text:name="__RefHeading___Toc134_1766323042"/>Техническое задание<text:bookmark-end text:name="__RefHeading___Toc134_1766323042"/></text:h>
        </text:list-item>
        <text:list-item>
          <text:p text:style-name="P14">Функциональность проекта. </text:p>
        </text:list-item>
        <text:list-item>
          <text:p text:style-name="P4"><text:span text:style-name="T4">Универсальный клеточный автомат позволяет изучить поведение клето</text:span><text:span text:style-name="T5">к</text:span><text:span text:style-name="T4"> при различных условиях и локальных окрестностях. Пользователю доступно изменение правил рождения, выживания, локальных окрестностей. Таккже есть возможность изменять состояния клеток вручную: любую клетку поля можно оживить/умертвить, поле можно полностью очистить от живых клеток.</text:span></text:p>
        </text:list-item>
        <text:list-item>
          <text:p text:style-name="P4"><text:span text:style-name="T10">В</text:span><text:span text:style-name="T9">ходных данны</text:span><text:span text:style-name="T10">е</text:span><text:span text:style-name="T9">.</text:span></text:p>
        </text:list-item>
        <text:list-item>
          <text:p text:style-name="P4"><text:span text:style-name="T3">Принимает </text:span><text:span text:style-name="T6">7</text:span><text:span text:style-name="T3"> аргумент</text:span><text:span text:style-name="T6">ов</text:span><text:span text:style-name="T3"> командной строки.</text:span></text:p>
        </text:list-item>
        <text:list-item>
          <text:p text:style-name="P6">Принимаемые аргументы:</text:p>
        </text:list-item>
        <text:list-item>
          <text:p text:style-name="P7">1) локальная окрестность клетки. Локальная окрестность ­- это совокупность «соседних» клеток, находящихся в непосредственной близости от основной клетки, определенная в правилах изменения состояния клетки. </text:p>
        </text:list-item>
        <text:list-item>
          <text:p text:style-name="P8">Тип: строка. </text:p>
        </text:list-item>
        <text:list-item>
          <text:p text:style-name="P8">Допустимые значения:</text:p>
        </text:list-item>
      </text:list>
      <text:list xml:id="list3005933419" text:style-name="L1">
        <text:list-item>
          <text:p text:style-name="P10"><text:span text:style-name="T4"><text:s/>"-m</text:span><text:span text:style-name="T2">oore</text:span><text:span text:style-name="T4">"- локальная окрестность Мура (8 соседей)</text:span></text:p>
        </text:list-item>
        <text:list-item>
          <text:p text:style-name="P21"><text:span text:style-name="T11">"-</text:span><text:span text:style-name="T14">von_neumann"- </text:span><text:span text:style-name="T12">фон Не́ймана (4 соседа </text:span><text:span text:style-name="T13">“</text:span><text:span text:style-name="T12">плюсиком”)</text:span></text:p>
        </text:list-item>
        <text:list-item>
          <text:p text:style-name="P17">"-wolfish"- (4 соседа знаком умножить”)</text:p>
        </text:list-item>
      </text:list>
      <text:p text:style-name="P1"><text:span text:style-name="T1">2) правило рождения клетки - </text:span><text:span text:style-name="T6">минимальное </text:span><text:span text:style-name="T1">количество живых соседей, необходимое для рождения кл</text:span><text:span text:style-name="T6">е</text:span><text:span text:style-name="T1">тки.</text:span></text:p>
      <text:p text:style-name="P2"><text:span text:style-name="T4">Тип: </text:span><text:span text:style-name="T7">число</text:span></text:p>
      <text:p text:style-name="P9">Допустимые значения:</text:p>
      <text:p text:style-name="P9">Если выбрана окрестность Мура - от 0 до 8, в остальных случаях - от 0 до 4. Повторяющиеся числа удаляются.</text:p>
      <text:p text:style-name="P2"><text:span text:style-name="T8">3</text:span><text:span text:style-name="T1">) правило рождения клетки — </text:span><text:span text:style-name="T6">м</text:span><text:span text:style-name="T8">аксимальное </text:span><text:span text:style-name="T1">количество живых соседей, необходимое для рождения кл</text:span><text:span text:style-name="T6">е</text:span><text:span text:style-name="T1">тки.</text:span></text:p>
      <text:p text:style-name="P2"><text:span text:style-name="T4">Тип: </text:span><text:span text:style-name="T7">число</text:span></text:p>
      <text:p text:style-name="P9">Допустимые значения:</text:p>
      <text:p text:style-name="P9">Если выбрана окрестность Мура - от 0 до 8, в остальных случаях - от 0 до 4. Повторяющиеся числа удаляются.</text:p>
      <text:p text:style-name="P2"><text:span text:style-name="T8">4</text:span><text:span text:style-name="T1">) правило выживания клетки — </text:span><text:span text:style-name="T8">минимально </text:span><text:span text:style-name="T1">количество живых соседей, необходимое для выживания клетки.</text:span></text:p>
      <text:p text:style-name="P2"><text:span text:style-name="T4">Тип: </text:span><text:span text:style-name="T7">число</text:span></text:p>
      <text:p text:style-name="P9">Допустимые значения:</text:p>
      <text:p text:style-name="P9">Если выбрана окрестность Мура - от 0 до 8, в остальных случаях - от 0 до 4. Повторяющиеся числа удаляются.</text:p>
      <text:p text:style-name="P2"><text:span text:style-name="T8">5</text:span><text:span text:style-name="T1">) правило выживания клетки — </text:span><text:span text:style-name="T8">максимально </text:span><text:span text:style-name="T1">количество живых соседей, необходимое для выживания клетки.</text:span></text:p>
      <text:p text:style-name="P2"><text:span text:style-name="T4">Тип: </text:span><text:span text:style-name="T7">число</text:span></text:p>
      <text:p text:style-name="P9">Допустимые значения:</text:p>
      <text:p text:style-name="P9">Если выбрана окрестность Мура - от 0 до 8, в остальных случаях - от 0 до 4. Повторяющиеся числа удаляются.</text:p>
      <text:list xml:id="list60404498518863" text:continue-list="list3358356553" text:style-name="WWNum2">
        <text:list-item>
          <text:p text:style-name="P11">6) размер поля в высоту</text:p>
        </text:list-item>
        <text:list-item>
          <text:p text:style-name="P12">Тип: число</text:p>
        </text:list-item>
        <text:list-item>
          <text:p text:style-name="P12">Допустимые значения:</text:p>
        </text:list-item>
        <text:list-item>
          <text:p text:style-name="P12">Положительные значения не превыщающие размер окна в высоту</text:p>
        </text:list-item>
        <text:list-item>
          <text:p text:style-name="P12">7) размер поля в ширину</text:p>
        </text:list-item>
        <text:list-item>
          <text:p text:style-name="P12">Тип: число</text:p>
        </text:list-item>
        <text:list-item>
          <text:p text:style-name="P12">Допустимые значения:</text:p>
        </text:list-item>
        <text:list-item>
          <text:p text:style-name="P13">Положительные значения не превыщающие размер окна в ширину</text:p>
        </text:list-item>
        <text:list-item>
          <text:p text:style-name="P13"><text:soft-page-break/><text:span text:style-name="T3">При некорректном вводе, выводится сообщение об ошибке и программа прекращает </text:span><text:span text:style-name="T4">свою </text:span><text:span text:style-name="T3">работу.</text:span></text:p>
        </text:list-item>
        <text:list-item>
          <text:p text:style-name="P15">Формат работы приложения.</text:p>
        </text:list-item>
        <text:list-item>
          <text:p text:style-name="P16"><text:span text:style-name="T16">Графическое приложение, работающее в интерактивном режиме, </text:span><text:span text:style-name="T15">позволяющее динамически изменят ситуацию на поле.</text:span></text:p>
        </text:list-item>
        <text:list-item>
          <text:p text:style-name="P18">Доступные пользователю комманды:</text:p>
        </text:list-item>
      </text:list>
      <text:list xml:id="list1047161019" text:style-name="L2">
        <text:list-item>
          <text:p text:style-name="P19"><text:span text:style-name="T17">s </text:span>- <text:span text:style-name="T7">удаление/добавление </text:span><text:span text:style-name="T17">выделенной </text:span><text:span text:style-name="T7">клетки</text:span></text:p>
        </text:list-item>
        <text:list-item>
          <text:p text:style-name="P19">Escape/q - выход</text:p>
        </text:list-item>
        <text:list-item>
          <text:p text:style-name="P19"><text:span text:style-name="T7">space</text:span> - пауза/продолжение</text:p>
        </text:list-item>
        <text:list-item>
          <text:p text:style-name="P19">с - очищение поля от живых клеток</text:p>
        </text:list-item>
        <text:list-item>
          <text:p text:style-name="P19">e - режим редактирования</text:p>
        </text:list-item>
        <text:list-item>
          <text:p text:style-name="P20">стрелки — перемещения выделенной ячейки</text:p>
        </text:list-item>
      </text:list>
      <text:list xml:id="list60405476610712" text:continue-list="list60404498518863" text:style-name="WWNum2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align="start" style:justify-single-word="false" fo:text-indent="0.4925in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  <number:date-style style:name="N10107" number:language="ru" number:country="RU" number:title="User-defined">
      <number:year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0:59:17.984805374</meta:creation-date>
    <dc:date>2023-05-20T06:04:03.718652391</dc:date>
    <meta:editing-duration>PT1H42M2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343" meta:character-count="2462" meta:non-whitespace-character-count="2167"/>
  </office:meta>
</office:document-meta>
</file>